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Textbox">
      <style:graphic-properties draw:auto-grow-height="true" draw:auto-grow-width="true" fo:min-height="0cm" fo:min-width="0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Textbox">
      <style:graphic-properties draw:auto-grow-height="true" draw:auto-grow-width="false" fo:min-height="0.629cm" fo:min-width="0cm"/>
    </style:style>
    <style:style style:name="gr4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xml:id="id1" draw:id="id1" draw:layer="layout" svg:width="5.294cm" svg:height="0.962cm" svg:x="1.106cm" svg:y="1.238cm">
          <draw:text-box>
            <text:p>BuchBestandSW</text:p>
          </draw:text-box>
        </draw:frame>
        <draw:frame draw:style-name="gr1" xml:id="id2" draw:id="id2" draw:layer="layout" svg:width="5.463cm" svg:height="0.962cm" svg:x="4.839cm" svg:y="3.038cm">
          <draw:text-box>
            <text:p>Medien verwalten</text:p>
          </draw:text-box>
        </draw:frame>
        <draw:connector draw:style-name="gr2" draw:text-style-name="P1" draw:layer="layout" svg:x1="3.753cm" svg:y1="2.2cm" svg:x2="4.839cm" svg:y2="3.519cm" draw:start-shape="id1" draw:start-glue-point="2" draw:end-shape="id2" draw:end-glue-point="3" svg:d="m3753 2200v1319h1086" svg:viewBox="0 0 1087 1320">
          <text:p/>
        </draw:connector>
        <draw:frame draw:style-name="gr1" xml:id="id3" draw:id="id3" draw:layer="layout" svg:width="2.75cm" svg:height="0.962cm" svg:x="9.05cm" svg:y="4.238cm">
          <draw:text-box>
            <text:p>anlegen</text:p>
          </draw:text-box>
        </draw:frame>
        <draw:frame draw:style-name="gr1" xml:id="id4" draw:id="id4" draw:layer="layout" svg:width="3.351cm" svg:height="0.962cm" svg:x="8.849cm" svg:y="5.6cm">
          <draw:text-box>
            <text:p>verändern</text:p>
          </draw:text-box>
        </draw:frame>
        <draw:frame draw:style-name="gr1" xml:id="id5" draw:id="id5" draw:layer="layout" svg:width="3.034cm" svg:height="0.962cm" svg:x="8.966cm" svg:y="7cm">
          <draw:text-box>
            <text:p>auslesen</text:p>
          </draw:text-box>
        </draw:frame>
        <draw:frame draw:style-name="gr1" xml:id="id6" draw:id="id6" draw:layer="layout" svg:width="2.682cm" svg:height="0.962cm" svg:x="9cm" svg:y="8.238cm">
          <draw:text-box>
            <text:p>löschen</text:p>
          </draw:text-box>
        </draw:frame>
        <draw:connector draw:style-name="gr2" draw:text-style-name="P1" draw:layer="layout" svg:x1="7.57cm" svg:y1="4cm" svg:x2="9.05cm" svg:y2="4.719cm" draw:start-shape="id2" draw:start-glue-point="2" draw:end-shape="id3" draw:end-glue-point="3" svg:d="m7570 4000v719h1480" svg:viewBox="0 0 1481 720">
          <text:p/>
        </draw:connector>
        <draw:connector draw:style-name="gr2" draw:text-style-name="P1" draw:layer="layout" svg:x1="7.57cm" svg:y1="4cm" svg:x2="8.849cm" svg:y2="6.081cm" draw:start-shape="id2" draw:start-glue-point="2" draw:end-shape="id4" draw:end-glue-point="3" svg:d="m7570 4000v2081h1279" svg:viewBox="0 0 1280 2082">
          <text:p/>
        </draw:connector>
        <draw:connector draw:style-name="gr2" draw:text-style-name="P1" draw:layer="layout" svg:x1="7.57cm" svg:y1="4cm" svg:x2="8.966cm" svg:y2="7.481cm" draw:start-shape="id2" draw:start-glue-point="2" draw:end-shape="id5" draw:end-glue-point="3" svg:d="m7570 4000v3481h1396" svg:viewBox="0 0 1397 3482">
          <text:p/>
        </draw:connector>
        <draw:connector draw:style-name="gr2" draw:text-style-name="P1" draw:layer="layout" svg:x1="7.57cm" svg:y1="4cm" svg:x2="9cm" svg:y2="8.719cm" draw:start-shape="id2" draw:start-glue-point="2" draw:end-shape="id6" draw:end-glue-point="3" svg:d="m7570 4000v4719h1430" svg:viewBox="0 0 1431 4720">
          <text:p/>
        </draw:connector>
        <draw:frame draw:style-name="gr1" xml:id="id7" draw:id="id7" draw:layer="layout" svg:width="5.396cm" svg:height="0.962cm" svg:x="4.804cm" svg:y="9.6cm">
          <draw:text-box>
            <text:p>Rechte verwalten</text:p>
          </draw:text-box>
        </draw:frame>
        <draw:frame draw:style-name="gr3" xml:id="id8" draw:id="id8" draw:layer="layout" svg:width="5.392cm" svg:height="0.962cm" svg:x="8.6cm" svg:y="10.917cm">
          <draw:text-box>
            <text:p>Gruppen anlegen</text:p>
          </draw:text-box>
        </draw:frame>
        <draw:frame draw:style-name="gr1" xml:id="id9" draw:id="id9" draw:layer="layout" svg:width="7.263cm" svg:height="0.962cm" svg:x="8.537cm" svg:y="12.2cm">
          <draw:text-box>
            <text:p>Gruppe Recht zuordnen</text:p>
          </draw:text-box>
        </draw:frame>
        <draw:frame draw:style-name="gr1" xml:id="id10" draw:id="id10" draw:layer="layout" svg:width="7.474cm" svg:height="0.962cm" svg:x="8.526cm" svg:y="13.438cm">
          <draw:text-box>
            <text:p>Nutzer Gruppe zuordnen</text:p>
          </draw:text-box>
        </draw:frame>
        <draw:connector draw:style-name="gr2" draw:text-style-name="P1" draw:layer="layout" svg:x1="3.753cm" svg:y1="2.2cm" svg:x2="4.804cm" svg:y2="10.081cm" draw:start-shape="id1" draw:start-glue-point="2" draw:end-shape="id7" draw:end-glue-point="3" svg:d="m3753 2200v7881h1051" svg:viewBox="0 0 1052 7882">
          <text:p/>
        </draw:connector>
        <draw:connector draw:style-name="gr2" draw:text-style-name="P1" draw:layer="layout" svg:x1="7.502cm" svg:y1="10.562cm" svg:x2="8.6cm" svg:y2="11.398cm" draw:start-shape="id7" draw:start-glue-point="2" draw:end-shape="id8" draw:end-glue-point="3" svg:d="m7502 10562v836h1098" svg:viewBox="0 0 1099 837">
          <text:p/>
        </draw:connector>
        <draw:connector draw:style-name="gr2" draw:text-style-name="P1" draw:layer="layout" svg:x1="7.502cm" svg:y1="10.562cm" svg:x2="8.537cm" svg:y2="12.681cm" draw:start-shape="id7" draw:start-glue-point="2" draw:end-shape="id9" draw:end-glue-point="3" svg:d="m7502 10562v2119h1035" svg:viewBox="0 0 1036 2120">
          <text:p/>
        </draw:connector>
        <draw:connector draw:style-name="gr2" draw:text-style-name="P1" draw:layer="layout" svg:x1="8.526cm" svg:y1="13.919cm" svg:x2="7.502cm" svg:y2="10.562cm" draw:start-shape="id10" draw:start-glue-point="3" draw:end-shape="id7" draw:end-glue-point="2" svg:d="m8526 13919h-1024v-3357" svg:viewBox="0 0 1025 3358">
          <text:p/>
        </draw:connector>
        <draw:frame draw:style-name="gr1" xml:id="id11" draw:id="id11" draw:layer="layout" svg:width="3.207cm" svg:height="0.962cm" svg:x="4.793cm" svg:y="14.6cm">
          <draw:text-box>
            <text:p>ausleihen</text:p>
          </draw:text-box>
        </draw:frame>
        <draw:connector draw:style-name="gr2" draw:text-style-name="P1" draw:layer="layout" svg:x1="3.753cm" svg:y1="2.2cm" svg:x2="4.793cm" svg:y2="15.081cm" draw:start-shape="id1" draw:start-glue-point="2" draw:end-shape="id11" draw:end-glue-point="3" svg:d="m3753 2200v12881h1040" svg:viewBox="0 0 1041 12882">
          <text:p/>
        </draw:connector>
        <draw:frame draw:style-name="gr1" xml:id="id12" draw:id="id12" draw:layer="layout" svg:width="6.729cm" svg:height="0.962cm" svg:x="7.032cm" svg:y="18.876cm">
          <draw:text-box>
            <text:p>Ausleihzeit berechnen</text:p>
          </draw:text-box>
        </draw:frame>
        <draw:frame draw:style-name="gr1" xml:id="id13" draw:id="id13" draw:layer="layout" svg:width="7.72cm" svg:height="0.962cm" svg:x="11.378cm" svg:y="20.238cm">
          <draw:text-box>
            <text:p>Nutzergruppen feststellen</text:p>
          </draw:text-box>
        </draw:frame>
        <draw:frame draw:style-name="gr1" xml:id="id14" draw:id="id14" draw:layer="layout" svg:width="6.454cm" svg:height="0.962cm" svg:x="11.378cm" svg:y="21.476cm">
          <draw:text-box>
            <text:p>Medientyp feststellen</text:p>
          </draw:text-box>
        </draw:frame>
        <draw:connector draw:style-name="gr2" draw:text-style-name="P1" draw:layer="layout" svg:x1="6.396cm" svg:y1="15.562cm" svg:x2="7.032cm" svg:y2="19.357cm" draw:start-shape="id11" draw:end-shape="id12" draw:end-glue-point="3" svg:d="m6396 15562v3795h636" svg:viewBox="0 0 637 3796">
          <text:p/>
        </draw:connector>
        <draw:connector draw:style-name="gr2" draw:text-style-name="P1" draw:layer="layout" svg:x1="10.396cm" svg:y1="19.838cm" svg:x2="11.378cm" svg:y2="20.719cm" draw:start-shape="id12" draw:start-glue-point="2" draw:end-shape="id13" draw:end-glue-point="3" svg:d="m10396 19838v881h982" svg:viewBox="0 0 983 882">
          <text:p/>
        </draw:connector>
        <draw:connector draw:style-name="gr2" draw:text-style-name="P1" draw:layer="layout" svg:x1="10.396cm" svg:y1="19.838cm" svg:x2="11.378cm" svg:y2="21.957cm" draw:start-shape="id12" draw:start-glue-point="2" draw:end-shape="id14" draw:end-glue-point="3" svg:d="m10396 19838v2119h982" svg:viewBox="0 0 983 2120">
          <text:p/>
        </draw:connector>
        <draw:frame draw:style-name="gr1" xml:id="id15" draw:id="id15" draw:layer="layout" svg:width="6.59cm" svg:height="0.962cm" svg:x="7.032cm" svg:y="23.038cm">
          <draw:text-box>
            <text:p>Ausleihzeit verändern</text:p>
          </draw:text-box>
        </draw:frame>
        <draw:connector draw:style-name="gr2" draw:text-style-name="P1" draw:layer="layout" svg:x1="6.396cm" svg:y1="15.562cm" svg:x2="7.032cm" svg:y2="23.519cm" draw:start-shape="id11" draw:start-glue-point="2" draw:end-shape="id15" draw:end-glue-point="3" svg:d="m6396 15562v7957h636" svg:viewBox="0 0 637 7958">
          <text:p/>
        </draw:connector>
        <draw:frame draw:style-name="gr1" xml:id="id16" draw:id="id16" draw:layer="layout" svg:width="4.481cm" svg:height="0.962cm" svg:x="7.519cm" svg:y="16.238cm">
          <draw:text-box>
            <text:p>Rechte prüfen</text:p>
          </draw:text-box>
        </draw:frame>
        <draw:connector draw:style-name="gr2" draw:text-style-name="P1" draw:layer="layout" svg:x1="6.396cm" svg:y1="15.562cm" svg:x2="7.519cm" svg:y2="16.719cm" draw:start-shape="id11" draw:start-glue-point="2" draw:end-shape="id16" draw:end-glue-point="3" svg:d="m6396 15562v1157h1123" svg:viewBox="0 0 1124 1158">
          <text:p/>
        </draw:connector>
        <draw:frame draw:style-name="gr1" xml:id="id17" draw:id="id17" draw:layer="layout" svg:width="7.72cm" svg:height="0.962cm" svg:x="10.624cm" svg:y="17.6cm">
          <draw:text-box>
            <text:p>Nutzergruppen feststellen</text:p>
          </draw:text-box>
        </draw:frame>
        <draw:connector draw:style-name="gr2" draw:text-style-name="P1" draw:layer="layout" svg:x1="9.759cm" svg:y1="17.2cm" svg:x2="10.624cm" svg:y2="18.081cm" draw:start-shape="id16" draw:start-glue-point="2" draw:end-shape="id17" draw:end-glue-point="3" svg:d="m9759 17200v881h865" svg:viewBox="0 0 866 882">
          <text:p/>
        </draw:connector>
        <draw:frame draw:style-name="gr1" xml:id="id18" draw:id="id18" draw:layer="layout" svg:width="3.948cm" svg:height="0.962cm" svg:x="4.6cm" svg:y="26.2cm">
          <draw:text-box>
            <text:p>überwachen</text:p>
          </draw:text-box>
        </draw:frame>
        <draw:frame draw:style-name="gr1" xml:id="id19" draw:id="id19" draw:layer="layout" svg:width="5.392cm" svg:height="0.962cm" svg:x="7.806cm" svg:y="27.62cm">
          <draw:text-box>
            <text:p>Mahnung senden</text:p>
          </draw:text-box>
        </draw:frame>
        <draw:frame draw:style-name="gr1" xml:id="id20" draw:id="id20" draw:layer="layout" svg:width="5.298cm" svg:height="0.962cm" svg:x="7.8cm" svg:y="28.838cm">
          <draw:text-box>
            <text:p>Warnung senden</text:p>
          </draw:text-box>
        </draw:frame>
        <draw:connector draw:style-name="gr2" draw:text-style-name="P1" draw:layer="layout" svg:x1="3.753cm" svg:y1="2.2cm" svg:x2="4.6cm" svg:y2="26.681cm" draw:start-shape="id1" draw:start-glue-point="2" draw:end-shape="id18" draw:end-glue-point="3" svg:d="m3753 2200v24481h847" svg:viewBox="0 0 848 24482">
          <text:p/>
        </draw:connector>
        <draw:connector draw:style-name="gr2" draw:text-style-name="P1" draw:layer="layout" svg:x1="6.574cm" svg:y1="27.162cm" svg:x2="7.806cm" svg:y2="28.101cm" draw:start-shape="id18" draw:end-shape="id19" draw:end-glue-point="3" svg:d="m6574 27162v939h1232" svg:viewBox="0 0 1233 940">
          <text:p/>
        </draw:connector>
        <draw:connector draw:style-name="gr4" draw:text-style-name="P1" draw:layer="layout" svg:x1="6.574cm" svg:y1="27.162cm" svg:x2="7.8cm" svg:y2="29.319cm" draw:start-shape="id18" draw:end-shape="id20" draw:end-glue-point="3" svg:d="m6574 27162v2157h1226" svg:viewBox="0 0 1227 2158">
          <text:p text:style-name="P1"/>
        </draw:connector>
        <draw:frame draw:style-name="gr1" xml:id="id21" draw:id="id21" draw:layer="layout" svg:width="6.729cm" svg:height="0.962cm" svg:x="7cm" svg:y="24.6cm">
          <draw:text-box>
            <text:p>Ausleihzeit verlängern</text:p>
          </draw:text-box>
        </draw:frame>
        <draw:connector draw:style-name="gr2" draw:text-style-name="P1" draw:layer="layout" svg:x1="6.396cm" svg:y1="15.562cm" svg:x2="7cm" svg:y2="25.081cm" draw:start-shape="id11" draw:end-shape="id21" draw:end-glue-point="3" svg:d="m6396 15562v9519h604" svg:viewBox="0 0 605 9520">
          <text:p/>
        </draw:connector>
        <draw:frame draw:style-name="gr1" xml:id="id22" draw:id="id22" draw:layer="layout" svg:width="2.542cm" svg:height="0.962cm" svg:x="4.8cm" svg:y="31.8cm">
          <draw:text-box>
            <text:p>suchen</text:p>
          </draw:text-box>
        </draw:frame>
        <draw:frame draw:style-name="gr1" xml:id="id23" draw:id="id23" draw:layer="layout" svg:width="7.297cm" svg:height="0.962cm" svg:x="6.7cm" svg:y="33.2cm">
          <draw:text-box>
            <text:p>Metadaten durchsuchen</text:p>
          </draw:text-box>
        </draw:frame>
        <draw:frame draw:style-name="gr1" xml:id="id24" draw:id="id24" draw:layer="layout" svg:width="5.853cm" svg:height="0.962cm" svg:x="6.848cm" svg:y="34.6cm">
          <draw:text-box>
            <text:p>Inhalt durchsuchen</text:p>
          </draw:text-box>
        </draw:frame>
        <draw:connector draw:style-name="gr2" draw:text-style-name="P1" draw:layer="layout" svg:x1="6.071cm" svg:y1="32.762cm" svg:x2="6.7cm" svg:y2="33.681cm" draw:start-shape="id22" draw:end-shape="id23" svg:d="m6071 32762v919h629" svg:viewBox="0 0 630 920">
          <text:p/>
        </draw:connector>
        <draw:connector draw:style-name="gr2" draw:text-style-name="P1" draw:layer="layout" svg:x1="6.071cm" svg:y1="32.762cm" svg:x2="6.848cm" svg:y2="35.081cm" draw:start-shape="id22" draw:start-glue-point="2" draw:end-shape="id24" draw:end-glue-point="3" svg:d="m6071 32762v2319h777" svg:viewBox="0 0 778 2320">
          <text:p/>
        </draw:connector>
        <draw:connector draw:style-name="gr2" draw:text-style-name="P1" draw:layer="layout" svg:x1="3.753cm" svg:y1="2.2cm" svg:x2="4.8cm" svg:y2="32.281cm" draw:start-shape="id1" draw:end-shape="id22" draw:end-glue-point="3" svg:d="m3753 2200v30081h1047" svg:viewBox="0 0 1048 30082">
          <text:p/>
        </draw:connector>
        <draw:frame draw:style-name="gr1" xml:id="id25" draw:id="id25" draw:layer="layout" svg:width="7.225cm" svg:height="0.962cm" svg:x="7.9cm" svg:y="30.2cm">
          <draw:text-box>
            <text:p>Medienstatus ausgeben</text:p>
          </draw:text-box>
        </draw:frame>
        <draw:connector draw:style-name="gr2" draw:text-style-name="P1" draw:layer="layout" svg:x1="6.574cm" svg:y1="27.162cm" svg:x2="7.9cm" svg:y2="30.681cm" draw:start-shape="id18" draw:end-shape="id25" draw:end-glue-point="3" svg:d="m6574 27162v3519h1326" svg:viewBox="0 0 1327 35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Bitstream Vera Sans" style:font-size-asian="24pt" style:language-asian="ja" style:country-asian="JP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ffff99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mePlus P Gothic" style:font-family-asian="'UmePlus P Gothi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box" style:family="graphic" style:parent-style-name="text">
      <style:graphic-properties draw:stroke="solid" draw:fill="solid" draw:textarea-vertical-align="middle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é Arnold</meta:initial-creator>
    <meta:creation-date>2014-11-24T11:11:09.388442730</meta:creation-date>
    <dc:date>2014-11-24T14:37:00.341348114</dc:date>
    <dc:creator>André Arnold</dc:creator>
    <meta:editing-duration>PT2H35M33S</meta:editing-duration>
    <meta:editing-cycles>7</meta:editing-cycles>
    <meta:generator>LibreOffice/4.1.4.2$Linux_x86 LibreOffice_project/0a0440ccc0227ad9829de5f46be37cfb6edcf72</meta:generator>
    <meta:document-statistic meta:object-count="49"/>
  </office:meta>
</office:document-meta>
</file>